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10.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7.45cm" fo:min-width="13.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25cm" fo:min-width="8.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4.15cm" fo:min-width="8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2" draw:layer="layout" svg:width="11.1cm" svg:height="4.5cm" svg:x="5.2cm" svg:y="1.7cm">
          <text:p text:style-name="P1">Interface gamePerson</text:p>
          <text:p text:style-name="P1">Ch, st, in, ag, conc,Rg, Mana</text:p>
          <text:p text:style-name="P1">Basic method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1cm" svg:y1="6.2cm" svg:x2="11.2cm" svg:y2="7.8cm">
          <text:p/>
        </draw:line>
        <draw:custom-shape draw:style-name="gr3" draw:text-style-name="P2" draw:layer="layout" svg:width="14cm" svg:height="7.7cm" svg:x="4.8cm" svg:y="7.8cm">
          <text:p text:style-name="P1">Abstract class Elf, Dwarf, Human, Monster</text:p>
          <text:p text:style-name="P1">:</text:p>
          <text:p text:style-name="P1">Ch=1</text:p>
          <text:p text:style-name="P1">St=1</text:p>
          <text:p text:style-name="P1">In=1</text:p>
          <text:p text:style-name="P1">Ag=1</text:p>
          <text:p text:style-name="P1">Conc=1</text:p>
          <text:p text:style-name="P1">Rage</text:p>
          <text:p text:style-name="P1">Mana</text:p>
          <text:p text:style-name="P1">Abstract basic methods init</text:p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4cm" svg:y1="15.5cm" svg:x2="6.4cm" svg:y2="16.4cm">
          <text:p/>
        </draw:line>
        <draw:custom-shape draw:style-name="gr4" draw:text-style-name="P2" draw:layer="layout" svg:width="9.1cm" svg:height="4.5cm" svg:x="11.9cm" svg:y="16.4cm">
          <text:p text:style-name="P1">Interface Mage, Archer, Monster</text:p>
          <text:p text:style-name="P1">Battle method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8cm" svg:y1="19.5cm" svg:x2="10.7cm" svg:y2="19.5cm">
          <text:p/>
        </draw:line>
        <draw:custom-shape draw:style-name="gr5" draw:text-style-name="P2" draw:layer="layout" svg:width="8.8cm" svg:height="4.4cm" svg:x="1.8cm" svg:y="16.4cm">
          <text:p text:style-name="P1">Class ElfArcher</text:p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20:45:50.536727733</meta:creation-date>
    <dc:date>2018-04-11T21:13:22.109711723</dc:date>
    <meta:editing-duration>PT6M27S</meta:editing-duration>
    <meta:editing-cycles>2</meta:editing-cycles>
    <meta:generator>LibreOffice/5.1.6.2$Linux_X86_64 LibreOffice_project/10m0$Build-2</meta:generator>
    <meta:document-statistic meta:object-count="7"/>
  </office:meta>
</office:document-meta>
</file>